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ff0000" style:font-name="Arial" fo:font-size="16pt" fo:font-weight="normal" style:font-size-asian="16pt" style:font-weight-asian="normal" style:font-size-complex="16pt" style:font-weight-complex="normal"/>
    </style:style>
    <style:style style:name="P3" style:family="paragraph" style:parent-style-name="Standard">
      <style:paragraph-properties fo:text-align="justify" style:justify-single-word="false"/>
      <style:text-properties fo:color="#ff0000" style:font-name="Arial" fo:font-size="16pt" style:text-underline-style="none"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color="#ff0000" style:font-name="Impact" fo:font-size="40pt" fo:font-weight="bold" style:font-size-asian="40pt" style:font-weight-asian="bold" style:font-size-complex="40pt" style:font-weight-complex="bold"/>
    </style:style>
    <style:style style:name="P5" style:family="paragraph" style:parent-style-name="Standard">
      <style:paragraph-properties fo:text-align="start" style:justify-single-word="false"/>
      <style:text-properties fo:color="#000000" style:font-name="Arial" fo:font-size="16pt" fo:font-weight="normal" style:font-size-asian="16pt" style:font-weight-asian="normal" style:font-size-complex="16pt" style:font-weight-complex="normal"/>
    </style:style>
    <style:style style:name="P6" style:family="paragraph" style:parent-style-name="Standard">
      <style:paragraph-properties fo:text-align="center" style:justify-single-word="false"/>
      <style:text-properties fo:color="#000000" style:font-name="Arial" fo:font-size="16pt" fo:font-weight="normal" style:font-size-asian="16pt" style:font-weight-asian="normal" style:font-size-complex="16pt" style:font-weight-complex="normal"/>
    </style:style>
    <style:style style:name="P7" style:family="paragraph" style:parent-style-name="Standard">
      <style:paragraph-properties fo:text-align="center" style:justify-single-word="false"/>
      <style:text-properties fo:color="#000000" style:font-name="Arial" fo:font-size="16pt" style:text-underline-style="solid" style:text-underline-width="auto" style:text-underline-color="font-color" fo:font-weight="normal" style:font-size-asian="16pt" style:font-weight-asian="normal" style:font-size-complex="16pt" style:font-weight-complex="normal"/>
    </style:style>
    <style:style style:name="P8" style:family="paragraph" style:parent-style-name="Standard">
      <style:paragraph-properties fo:text-align="justify" style:justify-single-word="false"/>
      <style:text-properties fo:color="#000000" style:font-name="Arial" fo:font-size="18pt" style:text-underline-style="none" fo:font-weight="normal" style:font-size-asian="18pt" style:font-weight-asian="normal" style:font-size-complex="18pt" style:font-weight-complex="normal"/>
    </style:style>
    <style:style style:name="P9" style:family="paragraph" style:parent-style-name="Standard">
      <style:paragraph-properties fo:text-align="center" style:justify-single-word="false"/>
      <style:text-properties fo:color="#000000" style:font-name="Arial" fo:font-size="20pt" style:text-underline-style="solid" style:text-underline-width="auto" style:text-underline-color="font-color" fo:font-weight="bold" style:font-size-asian="20pt" style:font-weight-asian="bold" style:font-size-complex="20pt" style:font-weight-complex="bold"/>
    </style:style>
    <style:style style:name="P10" style:family="paragraph" style:parent-style-name="Standard">
      <style:paragraph-properties fo:text-align="justify" style:justify-single-word="false"/>
      <style:text-properties fo:font-variant="normal" fo:text-transform="none" fo:color="#000000" style:font-name="Arial" fo:font-size="18pt" fo:letter-spacing="normal" fo:font-style="normal" style:text-underline-style="none" fo:font-weight="normal" style:font-size-asian="18pt" style:font-weight-asian="normal" style:font-size-complex="18pt" style:font-weight-complex="normal"/>
    </style:style>
    <style:style style:name="P11" style:family="paragraph" style:parent-style-name="Standard">
      <style:paragraph-properties fo:text-align="center" style:justify-single-word="false"/>
      <style:text-properties fo:font-variant="normal" fo:text-transform="none" fo:color="#000000" style:font-name="Arial" fo:font-size="18pt" fo:letter-spacing="normal" fo:font-style="normal" style:text-underline-style="none" fo:font-weight="normal" style:font-size-asian="18pt" style:font-weight-asian="normal" style:font-size-complex="18pt" style:font-weight-complex="normal"/>
    </style:style>
    <style:style style:name="P12" style:family="paragraph" style:parent-style-name="Standard">
      <style:paragraph-properties fo:text-align="start" style:justify-single-word="false"/>
      <style:text-properties fo:font-variant="normal" fo:text-transform="none" fo:color="#000000" style:font-name="Arial" fo:font-size="18pt" fo:letter-spacing="normal" fo:font-style="normal" style:text-underline-style="none" fo:font-weight="normal" style:font-size-asian="18pt" style:font-weight-asian="normal" style:font-size-complex="18pt" style:font-weight-complex="normal"/>
    </style:style>
    <style:style style:name="P13" style:family="paragraph" style:parent-style-name="Standard">
      <style:paragraph-properties fo:text-align="center" style:justify-single-word="false"/>
      <style:text-properties fo:font-variant="normal" fo:text-transform="none" fo:color="#000000" style:font-name="Arial" fo:font-size="24pt" fo:letter-spacing="normal" fo:font-style="normal" style:text-underline-style="solid" style:text-underline-width="auto" style:text-underline-color="font-color" fo:font-weight="bold" style:font-size-asian="24pt" style:font-weight-asian="bold" style:font-size-complex="24pt" style:font-weight-complex="bold"/>
    </style:style>
    <style:style style:name="P14" style:family="paragraph" style:parent-style-name="Standard">
      <style:paragraph-properties fo:text-align="justify" style:justify-single-word="false" fo:padding="0.074cm" fo:border-left="none" fo:border-right="none" fo:border-top="none" fo:border-bottom="0.035cm solid #000000" style:join-border="false"/>
      <style:text-properties fo:color="#000000" style:font-name="Arial" fo:font-size="18pt" style:text-underline-style="none" fo:font-weight="normal" style:font-size-asian="18pt" style:font-weight-asian="normal" style:font-size-complex="18pt" style:font-weight-complex="normal"/>
    </style:style>
    <style:style style:name="P15" style:family="paragraph" style:parent-style-name="Preformatted_20_Text">
      <style:paragraph-properties fo:text-align="justify" style:justify-single-word="false"/>
      <style:text-properties fo:font-size="20pt" style:font-size-asian="20pt" style:font-size-complex="20pt"/>
    </style:style>
    <style:style style:name="P16" style:family="paragraph" style:parent-style-name="Preformatted_20_Text">
      <style:text-properties fo:color="#0000cc" fo:font-size="16pt" fo:font-weight="bold" style:font-size-asian="16pt" style:font-weight-asian="bold" style:font-size-complex="16pt" style:font-weight-complex="bold"/>
    </style:style>
    <style:style style:name="P17" style:family="paragraph" style:parent-style-name="Preformatted_20_Text">
      <style:text-properties fo:font-size="16pt" fo:font-weight="bold" style:font-size-asian="16pt" style:font-weight-asian="bold" style:font-size-complex="16pt" style:font-weight-complex="bold"/>
    </style:style>
    <style:style style:name="P18" style:family="paragraph" style:parent-style-name="Preformatted_20_Text">
      <style:paragraph-properties fo:text-align="justify" style:justify-single-word="false"/>
      <style:text-properties fo:font-size="16pt" fo:font-weight="bold" style:font-size-asian="16pt" style:font-weight-asian="bold" style:font-size-complex="16pt" style:font-weight-complex="bold"/>
    </style:style>
    <style:style style:name="P19" style:family="paragraph" style:parent-style-name="Preformatted_20_Text">
      <style:paragraph-properties fo:padding="0cm" fo:border="none"/>
      <style:text-properties fo:color="#0000cc" fo:font-size="16pt" fo:font-weight="bold" style:font-size-asian="16pt" style:font-weight-asian="bold" style:font-size-complex="16pt" style:font-weight-complex="bold"/>
    </style:style>
    <style:style style:name="P20" style:family="paragraph" style:parent-style-name="Preformatted_20_Text">
      <style:paragraph-properties fo:padding="0cm" fo:border="none"/>
      <style:text-properties fo:font-size="16pt" fo:font-weight="bold" style:font-size-asian="16pt" style:font-weight-asian="bold" style:font-size-complex="16pt" style:font-weight-complex="bold"/>
    </style:style>
    <style:style style:name="P21" style:family="paragraph" style:parent-style-name="Standard">
      <style:paragraph-properties fo:text-align="justify" style:justify-single-word="false"/>
      <style:text-properties fo:color="#000000" style:font-name="Arial" fo:font-size="18pt" style:text-underline-style="none" fo:font-weight="normal" style:font-size-asian="18pt" style:font-weight-asian="normal" style:font-size-complex="18pt" style:font-weight-complex="normal"/>
    </style:style>
    <style:style style:name="P22" style:family="paragraph" style:parent-style-name="Standard" style:list-style-name="L1">
      <style:paragraph-properties fo:text-align="start" style:justify-single-word="false"/>
      <style:text-properties fo:font-variant="normal" fo:text-transform="none" fo:color="#000000" style:font-name="Arial" fo:font-size="18pt" fo:letter-spacing="normal" fo:font-style="normal" style:text-underline-style="none" fo:font-weight="normal" style:font-size-asian="18pt" style:font-weight-asian="normal" style:font-size-complex="18pt" style:font-weight-complex="normal"/>
    </style:style>
    <style:style style:name="P23" style:family="paragraph" style:parent-style-name="Preformatted_20_Text">
      <style:paragraph-properties fo:text-align="justify" style:justify-single-word="false"/>
      <style:text-properties fo:color="#000000" style:font-name="Arial" fo:font-size="18pt" style:text-underline-style="none" fo:font-weight="normal" style:font-size-asian="18pt" style:font-weight-asian="normal" style:font-size-complex="18pt" style:font-weight-complex="normal"/>
    </style:style>
    <style:style style:name="T1" style:family="text">
      <style:text-properties fo:color="#000000"/>
    </style:style>
    <style:style style:name="T2" style:family="text">
      <style:text-properties fo:color="#000000" fo:font-size="18pt" style:font-size-asian="18pt" style:font-size-complex="18pt"/>
    </style:style>
    <style:style style:name="T3" style:family="text">
      <style:text-properties fo:color="#000000" fo:font-size="18pt" fo:font-weight="bold" style:font-size-asian="18pt" style:font-weight-asian="bold" style:font-size-complex="18pt" style:font-weight-complex="bold"/>
    </style:style>
    <style:style style:name="T4" style:family="text">
      <style:text-properties fo:font-weight="bold" style:font-weight-asian="bold" style:font-weight-complex="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oquet Thibaud <text:s text:c="75"/>TS5</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PROJET ISN</text:p>
      <text:p text:style-name="P4">Jeu vidéo Pygame</text:p>
      <text:p text:style-name="P4"/>
      <text:p text:style-name="P4"/>
      <text:p text:style-name="P4"/>
      <text:p text:style-name="P4"/>
      <text:p text:style-name="P4"/>
      <text:p text:style-name="P6"/>
      <text:p text:style-name="P6"/>
      <text:p text:style-name="P6"/>
      <text:p text:style-name="P6"/>
      <text:p text:style-name="P2"><text:span text:style-name="T1">Lycée Georges Dumézil <text:s text:c="6"/></text:span><text:s text:c="19"/><text:span text:style-name="T1">Année scolaire 2013-2014 </text:span></text:p>
      <text:p text:style-name="P9"><text:soft-page-break/>Introduction</text:p>
      <text:p text:style-name="P7"/>
      <text:p text:style-name="P7"/>
      <text:p text:style-name="P3"><text:span text:style-name="T1"><text:tab/></text:span><text:span text:style-name="T2">Pour commencer, nous avons dû constituer un groupe afin de développer un projet encore inconnu. Nous avons donc fait un groupe de trois avec Romain Bougault, Benjamin Rabel et moi-même. Nous avons tout de suite voulu créer un jeu vidéo car nous sommes tous les trois passionnés par ce média et nous voulions apprendre les différentes parties d'un développement d'un jeu vidéo, les techniques utilisés, etc. Les règles de notre jeu sont simples : on incarne un petit personnage en vue 2D qui doit éviter des bombes, ces dernières se déplacent verticalement, et le personnages horizontalement. S'il rentre en collision avec une bombe, la partie est terminée.</text:span></text:p>
      <text:p text:style-name="P8"><text:s/></text:p>
      <text:p text:style-name="P8">Nous nous sommes séparés en trois parties, avec un objectif précis pour chacun :</text:p>
      <text:p text:style-name="P8"/>
      <text:p text:style-name="P3"><text:span text:style-name="T3">- Déplacement du personnage:</text:span><text:span text:style-name="T2"> Associer les déplacements du personnages au touche du clavier. Pris en charge par Romain.</text:span></text:p>
      <text:p text:style-name="P8"/>
      <text:p text:style-name="P3"><text:span text:style-name="T3">- Déplacement des bombes :</text:span><text:span text:style-name="T2"> Générer la tombée des bombes de manière aléatoire et automatique. Pris en charge par moi-même.</text:span></text:p>
      <text:p text:style-name="P8"/>
      <text:p text:style-name="P3"><text:span text:style-name="T3">- Gérer les collisions et le score :</text:span><text:span text:style-name="T2"> Réussir à créer les collisions entre les bombes et le personnage et mettre en place un système de score. Pris en charge par Benjamin.</text:span></text:p>
      <text:p text:style-name="P8"/>
      <text:p text:style-name="P8"/>
      <text:p text:style-name="P8">Je vais donc vous présenter ma partie dans ce dossier.</text:p>
      <text:p text:style-name="P9"><text:soft-page-break/>Déplacement des bombes</text:p>
      <text:p text:style-name="P9"/>
      <text:p text:style-name="P8"/>
      <text:p text:style-name="P8">Je vais vous présenter le code Pygame de ma partie, et vous expliquer pas à pas chaque fonctions. Je me suis aussi chargé du fond d'écran et du skin des bombes. J'ai écrit mon code sur Spyder.</text:p>
      <text:p text:style-name="P14"/>
      <text:p text:style-name="P8"/>
      <text:p text:style-name="P18">import pygame</text:p>
      <text:section text:style-name="Sect1" text:name="LC9">
        <text:p text:style-name="P20">import random</text:p>
      </text:section>
      <text:section text:style-name="Sect1" text:name="LC10">
        <text:p text:style-name="P16">#Dire que l'on va utiliser Pygame</text:p>
      </text:section>
      <text:section text:style-name="Sect1" text:name="LC13">
        <text:p text:style-name="P17"/>
      </text:section>
      <text:section text:style-name="Sect1" text:name="LC14">
        <text:p text:style-name="P20">class Block(pygame.sprite.Sprite):</text:p>
        <text:p text:style-name="P19">#On créé la classe Block (bombes)</text:p>
        <text:p text:style-name="P19"/>
      </text:section>
      <text:section text:style-name="Sect1" text:name="LC15">
        <text:p text:style-name="P20">    def __init__(self):</text:p>
      </text:section>
      <text:section text:style-name="Sect1" text:name="LC16">
        <text:p text:style-name="P20">        pygame.sprite.Sprite.__init__(self)</text:p>
      </text:section>
      <text:section text:style-name="Sect1" text:name="LC20">
        <text:p text:style-name="P20">        self.image = pygame.image.load("bombes.png")</text:p>
        <text:p text:style-name="P19">#On met un skin sur les bombes</text:p>
        <text:p text:style-name="P19"/>
      </text:section>
      <text:section text:style-name="Sect1" text:name="LC24">
        <text:p text:style-name="P20">    def reset_pos(self):</text:p>
      </text:section>
      <text:section text:style-name="Sect1" text:name="LC25">
        <text:p text:style-name="P20">        self.rect.y = random.randrange(-300,-20)</text:p>
      </text:section>
      <text:section text:style-name="Sect1" text:name="LC26">
        <text:p text:style-name="P20">        self.rect.x = random.randrange(0, screen_width)</text:p>
      </text:section>
      <text:section text:style-name="Sect1" text:name="LC27">
        <text:p text:style-name="P19">#Cette commande permet la réinitialisation des bombes.</text:p>
        <text:p text:style-name="P19"/>
      </text:section>
      <text:section text:style-name="Sect1" text:name="LC28">
        <text:p text:style-name="P20">    def update(self):</text:p>
      </text:section>
      <text:section text:style-name="Sect1" text:name="LC29">
        <text:p text:style-name="P20">        self.rect.y +=1</text:p>
      </text:section>
      <text:section text:style-name="Sect1" text:name="LC30">
        <text:p text:style-name="P20">        if self.rect.y &gt; 620:</text:p>
      </text:section>
      <text:section text:style-name="Sect1" text:name="LC31">
        <text:p text:style-name="P20">            self.reset_pos()</text:p>
      </text:section>
      <text:section text:style-name="Sect1" text:name="LC32">
        <text:p text:style-name="P19">#On indique que lorsque une bombe dépasse la fenêtre, elle est retourne en haut de la fenêtre grâce à reset_pos</text:p>
      </text:section>
      <text:section text:style-name="Sect1" text:name="LC33">
        <text:p text:style-name="P20"><text:soft-page-break/>    </text:p>
      </text:section>
      <text:section text:style-name="Sect1" text:name="LC34">
        <text:p text:style-name="P20">pygame.init()</text:p>
      </text:section>
      <text:section text:style-name="Sect1" text:name="LC35">
        <text:p text:style-name="P17"/>
      </text:section>
      <text:section text:style-name="Sect1" text:name="LC36">
        <text:p text:style-name="P20">screen_width = 438</text:p>
      </text:section>
      <text:section text:style-name="Sect1" text:name="LC37">
        <text:p text:style-name="P20">screen_height = 640</text:p>
      </text:section>
      <text:section text:style-name="Sect1" text:name="LC38">
        <text:p text:style-name="P20">screen = pygame.display.set_mode([screen_width, screen_height])</text:p>
      </text:section>
      <text:section text:style-name="Sect1" text:name="LC39">
        <text:p text:style-name="P16">#On créé une fenêtre de 438 de largeur sur 640 de longueur</text:p>
        <text:p text:style-name="P16"/>
      </text:section>
      <text:section text:style-name="Sect1" text:name="LC40">
        <text:p text:style-name="P20">background_position=[0,0]</text:p>
      </text:section>
      <text:section text:style-name="Sect1" text:name="LC41">
        <text:p text:style-name="P20">background_image=pygame.image.load("ciel2.png").convert()</text:p>
      </text:section>
      <text:section text:style-name="Sect1" text:name="LC42">
        <text:p text:style-name="P16">#On met en place le fond d'écran</text:p>
        <text:p text:style-name="P16"/>
      </text:section>
      <text:section text:style-name="Sect1" text:name="LC43">
        <text:p text:style-name="P20">block_list = pygame.sprite.Group()</text:p>
      </text:section>
      <text:section text:style-name="Sect1" text:name="LC44">
        <text:p text:style-name="P20">all_sprites_list = pygame.sprite.Group()</text:p>
      </text:section>
      <text:section text:style-name="Sect1" text:name="LC45">
        <text:p text:style-name="P17"/>
      </text:section>
      <text:section text:style-name="Sect1" text:name="LC46">
        <text:p text:style-name="P20">for i in range(40):</text:p>
      </text:section>
      <text:section text:style-name="Sect1" text:name="LC47">
        <text:p text:style-name="P20">    block = Block()</text:p>
      </text:section>
      <text:section text:style-name="Sect1" text:name="LC48">
        <text:p text:style-name="P20">    block.rect.x = random.randrange(screen_width)</text:p>
      </text:section>
      <text:section text:style-name="Sect1" text:name="LC49">
        <text:p text:style-name="P20">    block.rect.y = random.randrange(screen_height)</text:p>
      </text:section>
      <text:section text:style-name="Sect1" text:name="LC50">
        <text:p text:style-name="P19">#On définit où apparaissent les bombes (là aléatoire)</text:p>
        <text:p text:style-name="P20"/>
      </text:section>
      <text:section text:style-name="Sect1" text:name="LC51">
        <text:p text:style-name="P20">    block_list.add(block)</text:p>
      </text:section>
      <text:section text:style-name="Sect1" text:name="LC52">
        <text:p text:style-name="P20">   all_sprites_list.add(block)</text:p>
      </text:section>
      <text:section text:style-name="Sect1" text:name="LC53">
        <text:p text:style-name="P16">#Nous faisons apparaître les sprites</text:p>
        <text:p text:style-name="P16"/>
      </text:section>
      <text:section text:style-name="Sect1" text:name="LC54">
        <text:p text:style-name="P20">done = False</text:p>
      </text:section>
      <text:section text:style-name="Sect1" text:name="LC55">
        <text:p text:style-name="P17"/>
      </text:section>
      <text:section text:style-name="Sect1" text:name="LC56">
        <text:p text:style-name="P20">clock = pygame.time.Clock()</text:p>
      </text:section>
      <text:section text:style-name="Sect1" text:name="LC57">
        <text:p text:style-name="P17"/>
      </text:section>
      <text:section text:style-name="Sect1" text:name="LC58">
        <text:p text:style-name="P20">while not done:</text:p>
      </text:section>
      <text:section text:style-name="Sect1" text:name="LC59">
        <text:p text:style-name="P20">    for event in pygame.event.get():</text:p>
      </text:section>
      <text:section text:style-name="Sect1" text:name="LC60">
        <text:p text:style-name="P20">        if event.type == pygame.QUIT:</text:p>
      </text:section>
      <text:section text:style-name="Sect1" text:name="LC61">
        <text:p text:style-name="P20">            done = True</text:p>
      </text:section>
      <text:section text:style-name="Sect1" text:name="LC62">
        <text:p text:style-name="P19">#Commande permettant de fermer la fenêtre</text:p>
      </text:section>
      <text:section text:style-name="Sect1" text:name="LC64">
        <text:p text:style-name="P20"><text:soft-page-break/>    </text:p>
      </text:section>
      <text:section text:style-name="Sect1" text:name="LC65">
        <text:p text:style-name="P20">    screen.blit(background_image, background_position) <text:s text:c="3"/></text:p>
      </text:section>
      <text:section text:style-name="Sect1" text:name="LC66">
        <text:p text:style-name="P19">#2ème commande permettant la mise en place du fond d'écran</text:p>
        <text:p text:style-name="P19"/>
      </text:section>
      <text:section text:style-name="Sect1" text:name="LC67">
        <text:p text:style-name="P20">    all_sprites_list.update()</text:p>
      </text:section>
      <text:section text:style-name="Sect1" text:name="LC68">
        <text:p text:style-name="P19">#Permet le déplacement des bombes</text:p>
      </text:section>
      <text:section text:style-name="Sect1" text:name="LC70">
        <text:p text:style-name="P20">    </text:p>
      </text:section>
      <text:section text:style-name="Sect1" text:name="LC71">
        <text:p text:style-name="P20">    all_sprites_list.draw(screen)</text:p>
      </text:section>
      <text:section text:style-name="Sect1" text:name="LC72">
        <text:p text:style-name="P16"># »Dessine les sprites »</text:p>
        <text:p text:style-name="P17"/>
      </text:section>
      <text:section text:style-name="Sect1" text:name="LC73">
        <text:p text:style-name="P20">    clock.tick(60)</text:p>
      </text:section>
      <text:section text:style-name="Sect1" text:name="LC74">
        <text:p text:style-name="P17"/>
      </text:section>
      <text:section text:style-name="Sect1" text:name="LC75">
        <text:p text:style-name="P20">    pygame.display.flip()</text:p>
      </text:section>
      <text:section text:style-name="Sect1" text:name="LC76">
        <text:p text:style-name="P17"/>
      </text:section>
      <text:section text:style-name="Sect1" text:name="LC77">
        <text:p text:style-name="P20">pygame.quit()</text:p>
      </text:section>
      <text:p text:style-name="P15"/>
      <text:p text:style-name="P2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text:soft-page-break/>Conclusion :</text:p>
      <text:p text:style-name="P11"/>
      <text:p text:style-name="P11"/>
      <text:p text:style-name="P12"><text:tab/>J'ai réuni dans ce dossier toutes les phases de développement de ma partie : <text:span text:style-name="T4">Déplacement des bombes.</text:span></text:p>
      <text:p text:style-name="P12"/>
      <text:list xml:id="list7427594897636657788" text:style-name="L1">
        <text:list-item>
          <text:p text:style-name="P22">Apprendre à développer avec Python</text:p>
        </text:list-item>
        <text:list-item>
          <text:p text:style-name="P22">Choisir notre jeu</text:p>
        </text:list-item>
        <text:list-item>
          <text:p text:style-name="P22">Se séparer en trois et développer chacun sa partie</text:p>
        </text:list-item>
        <text:list-item>
          <text:p text:style-name="P22">Réussir le déplacement des bombes</text:p>
        </text:list-item>
        <text:list-item>
          <text:p text:style-name="P22">Mettre un skin sur le sprite des bombes</text:p>
        </text:list-item>
        <text:list-item>
          <text:p text:style-name="P22">Placer le fond d'écran</text:p>
          <text:p text:style-name="P22"/>
        </text:list-item>
      </text:list>
      <text:p text:style-name="P10"><text:tab/>Pour conclure, je ne retiens que du bon de ce projet. </text:p>
      <text:p text:style-name="P10">Le développement fut pour moi une très bonne expérience. Cela m'a permis de développer ma connaissance informatique, grâce à l'utilisation de Linux et de nouveaux programmes comme Spyder mais pas seulement, nous avons appris, mon groupe et moi à travailler de manière autonome et mature, en prenant nos propres décisions <text:s/>ce qui est <text:s/>vraiment appréciable, nous avons enfin pu travailler seuls, en adulte. Le développement du travail en groupe et surtout de l'esprit d'équipe fut mise à rude épreuve car chacun possédaient sa propre idée, mais nous avons toujours réussi à trouver un accord et à développer le projet tous ensemble et le termi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d Boquet</meta:initial-creator>
    <meta:creation-date>2014-05-26T19:08:29.49</meta:creation-date>
    <dc:date>2014-06-01T15:21:48.90</dc:date>
    <dc:creator>Thibaud Boquet</dc:creator>
    <meta:editing-duration>PT2H24M47S</meta:editing-duration>
    <meta:editing-cycles>16</meta:editing-cycles>
    <meta:generator>OpenOffice/4.0.1$Win32 OpenOffice.org_project/401m5$Build-9714</meta:generator>
    <meta:printed-by>Thibaud Boquet</meta:printed-by>
    <meta:print-date>2014-06-01T14:42:00.07</meta:print-date>
    <meta:document-statistic meta:table-count="0" meta:image-count="0" meta:object-count="0" meta:page-count="6" meta:paragraph-count="80" meta:word-count="626" meta:character-count="4434"/>
  </office:meta>
</office:document-meta>
</file>